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paragraph-rsid="0025acb8" style:font-size-asian="12.25pt" style:font-size-complex="14pt"/>
    </style:style>
    <style:style style:name="P3" style:family="paragraph" style:parent-style-name="Standard">
      <style:text-properties fo:font-size="14pt" officeooo:rsid="003e73f7" officeooo:paragraph-rsid="003e73f7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个很酷的人，就像白熊一样，平时性格内敛，但有另一个人格。另一个人格放纵张扬。平时和朋友们相处的时候是内敛人格，但是遇到某些变故时，张扬的人格会出来。他十分嫌弃内敛人格的生活方式。他认为内敛人格的强大是他的朋友们造成的。于是，他便以内敛人格的身份和朋友们相处。暗中拆散这些朋友，诋毁别人，故意让朋友们讨厌自己。还好，在这群朋友即将分崩离析的时候，一个变故导致内敛人格回归。他便和朋友们道出了一切。并且交给朋友们如何辨别自己和张扬人格。但第二次张扬人格出来的时候，他变得更加疯狂了，他直接对朋友发起了攻击，企图毁灭他们，但是幸好被阻止了。朋友们回想起上次他变回第一人格的情况，尝试了很多办法复原当时的场景。终于，他们找到了正确的触发条件，把内敛人格找回来了。第一人格十分羞愧，他要求自己静静。他不知道自己是不是还能留在朋友身边。但是他知道张扬人格是正确的，如果没有这群朋友，自己就会变弱，张扬人格终有一天会主导。但是，他不忍朋友们受到威胁，于是他留了一封信，自己选择离开。</text:p>
      <text:p text:style-name="P1">但如果就这样结束 了，就不会有我们今天的故事了。</text:p>
      <text:p text:style-name="P2">还记得那个烦人精娜娜吗，她喜欢现在的朋友圈，喜欢现在的生活，喜欢阿白。而且自从她发现阿白有第二人格后，更喜欢他了。这种喜欢不是那种爱慕的喜欢哦，而是她喜欢有趣的人。她刚开始遇见阿白的时候觉得他太无聊了。但随着相处，她慢慢发现阿白其实很酷的。如果是以前，她可能会选择把阿白的第二人格弄出来，但是现在，她觉得自己更喜欢自己认识的那个阿白。回到正题，娜娜不允许阿白离开，什么会威胁到周围的人，她才不在乎。于是，她把阿白迷晕了捆了起来。等阿白醒来的时候，他已经被捆在一把椅子上。朋友们围着他，一个个眼神都有不同。有的是同情，有的是生气，有的是疑惑，娜娜则是笑眯眯的，</text:p>
      <text:p text:style-name="P2">“嘿嘿，你醒啦。别想离开娜娜，永远都别”</text:p>
      <text:p text:style-name="P2">“阿白，你怎么能一句话不说就离开呢？”</text:p>
      <text:p text:style-name="P2">“我。。我理解他为什么离开。”</text:p>
      <text:p text:style-name="P2">“闭嘴，我们都知道为什么。”</text:p>
      <text:p text:style-name="P2">“对，但是，这不是离开的理由，什么都不是独自离开的理由。”</text:p>
      <text:p text:style-name="P2">“阿白，你的第二人格确实是个问题，但是，有问题应该解决，而不是逃避。”</text:p>
      <text:p text:style-name="P2">阿白：“唉～，好吧，那，你们打算怎么办，如果没有更好的办法，我只能离开。对了，能先松开我吗？”</text:p>
      <text:p text:style-name="P2">“哦，好的。”</text:p>
      <text:p text:style-name="P2">“等等！”审视阿白，“嗯～，我们怎么知道你是阿白，而不是那个什么第二人格？”</text:p>
      <text:p text:style-name="P2">“恩～”大家都异口同声。</text:p>
      <text:p text:style-name="P2">“恩，你们说的有道理，那来吧，测试我吧。”</text:p>
      <text:p text:style-name="P2">朋友们按照之前阿白留下的方法进行测试。阿白测试都通过了。</text:p>
      <text:p text:style-name="P2">然后，大家开始一个个想对策。但是，每个对策都有漏洞。</text:p>
      <text:p text:style-name="P2">最后，达达提出一个办法，他想找出唤醒第二人格的办法，以后尽量避免触发这些条件就好了。</text:p>
      <text:p text:style-name="P2">但是，阿白自己也不知道什么条件会触发。阿白告诉了大家之前在什么情况下第二人格出现了。大家纷纷推测第二人格的触发条件。</text:p>
      <text:p text:style-name="P2">于是，阿白又被捆了起来。大家开始尝试触发第二人格。可是就算知道了这些条件，也不可能完全排除第二人格被唤醒的可能。</text:p>
      <text:p text:style-name="P2"><text:soft-page-break/>最后，娜娜想到一个办法。她和阿白定下一个约定：“如果第二人格醒来后，作出了任何不利于朋友的行为，当第一人格醒来时，他会自愿被剃秃头。”</text:p>
      <text:p text:style-name="P2">约定完成后，第二人格被唤醒了，他才不关心第一人格的约定，并辱骂着大家。然后朋友们唤醒了第一人格，阿白被剃秃头了。</text:p>
      <text:p text:style-name="P2">接着，娜娜和阿白定下了第二个约定，条件和上一个一样，不过这次的惩罚条件是，阿白要在互联网上社死。这次，第二人格有所忌惮了。朋友们觉得问题解决了，可是，娜娜却说还没有。娜娜开始挑衅第二人格。第二人格被惹怒了，对娜娜破口大骂并人身威胁。</text:p>
      <text:p text:style-name="P2">“上勾了。”娜娜唤醒了第一人格。阿白不解，为什么娜娜要激怒第二人格。娜娜说：“这你不要管，你记得刚才和我的约定吧。”“记得，但是，为什么要这样？你不是在整我吧。”“整你的时候多着呢，但是这次我是认真的。不把那个自大狂整服了，以后就没好日子过了。好了，现在，履行你的约定吧。”阿白犹豫了一下，“好，我相信你。无论你和我做什么约定，我都会履行，我发誓。”“很好，就是这样。”于是，阿白互联网社死了。娜娜和阿白定下了第三个约定，这次的惩罚条件是，娜娜小声在阿白耳边说，说完阿白眼睛一瞪，整个人呆住了。“娜娜，不要吧，能不能换一个。”“不要，你这个木头都这个反应，那个自大狂肯定受不了这个条件。”“娜娜，可是，这个也太绝了。而且，有可能有生命危险阿。”“只要你保证一定会履行约定，我就保证你没有生命危险。”“这。。”“非这个不行。你刚才发过誓，不过这次我允许你考虑一下。要不要和我定下约定，记住，一旦定下就必须履行。”阿白闭上眼想了一阵，好像这确实是唯一可靠的办法。当他睁开眼时，大家的心里都已经知道了答案。阿白郑重地向朋友们保证，自己一定会遵守和娜娜的约定。于是，第二人格被唤醒了。这次，第二人格没有之前的暴躁。他一言不发地看着娜娜。娜娜笑了笑，“嘿嘿”，然后上去就给了第二人格一巴掌，“你那是什么眼神。”大家都惊呆了，第二人格极力控制住了自己的脾气。“很好，就是这样。”接着，就是娜娜的疯狂折磨，并且在娜娜的鼓励下，大家都加入了进来。第二人格终于忍无可忍，一个头槌撞翻了娜娜。“很好，你已经做好觉悟了吧”娜娜起身说道。第二人格瞬间就冷静了，“不，等等娜娜，等等。我错了，对不起，我道歉”“是吗？！那朋友们我们继续吧。”“等等，等等，唉～，我认输。但是，我也是人阿，我不能永远这样被封印吧。我也得有活着的权力吧。如果我只能永远沉睡，那我宁可接受那个惩罚。”“恩～，”于是，第二人格和大家定下了新的约定：</text:p>
      <text:p text:style-name="P3">1. 第二人格不能以任何形式伤害大家</text:p>
      <text:p text:style-name="P3">2. 第二人格醒来后必须第一时间告诉大家</text:p>
      <text:p text:style-name="P3">3. 第二人格每天可以在固定时间醒来，但是大家可以要求第二人格暂时不出现，会在之后给第二人格补上缺少的时间</text:p>
      <text:p text:style-name="P3">4. 第二人格不能做有损第一人格的事情，如果必须作，需要和大家商量</text:p>
      <text:p text:style-name="P3">等等</text:p>
      <text:p text:style-name="P3"/>
      <text:p text:style-name="P3">定下约定后，第一人格醒来了。阿白很高兴，想不到第二人格居然屈服了。他高兴地和大家抱在一起。这下，两个人格终于能和平共处了。大家都走后，阿白看着自己的下面，说道：“太谢谢你了，兄弟，在大是大非的问题上你还是拎的清的。”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19:01:00.197636412</meta:creation-date>
    <dc:date>2022-07-13T20:00:22.589349898</dc:date>
    <meta:editing-duration>PT59M8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2456" meta:character-count="2476" meta:non-whitespace-character-count="2471"/>
  </office:meta>
</office:document-meta>
</file>